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5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9">
            <text:p>9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3">
            <text:p>3</text:p>
          </table:table-cell>
          <table:table-cell table:style-name="ce17" office:value-type="string">
            <text:p>2023-07-02_21-32-06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8">
            <text:p>8</text:p>
          </table:table-cell>
          <table:table-cell table:style-name="ce17" office:value-type="string">
            <text:p>2023-07-03_13-43-02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食べた物 ">
            <text:p>:m 食べた物 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7-03_15-12-43_000.jpg</text:p>
          </table:table-cell>
          <table:table-cell table:style-name="ce26" office:value-type="string">
            <text:p>:PHOTO 記録 / 文書：コレポン / #*# / about=予約願い,with=山下歯科,content=~,other=左下：奥から２番目 / N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PHOTO 記録 / 文書：コレポン / #*# / about=予約願い,with=山下歯科,content=~,other=左下：奥から２番目 / N~">
            <text:p>:PHOTO 記録 / 文書：コレポン / #*# / about=予約願い,with=山下歯科,content=~,other=左下：奥から２番目 / N~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0" office:value-type="string">
            <text:p>2023-07-03_07-48-2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 office:value-type="string">
            <text:p>2023-07-03_07-49-03_000.jpg</text:p>
          </table:table-cell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7-02_18-49-02_000.mp4</text:p>
          </table:table-cell>
          <table:table-cell table:style-name="ce26" office:value-type="string">
            <text:p>:VIDEO / @自室 / 記録 / jap.flute / 演奏、play / R=1 / genre=melody:和調,for=~,file-piece-id=~,memo=~,session=hour-18,recording-id=~,other=~ / follow+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VIDEO / @自室 / 記録 / jap.flute / 演奏、play / R=1 / genre=melody:和調,for=~,file-piece-id=~,memo=~,session=hour-18,recording-id=~,other=~ / follow++">
            <text:p>:VIDEO / @自室 / 記録 / jap.flute / 演奏、play / R=1 / genre=melody:和調,for=~,file-piece-id=~,memo=~,session=hour-18,recording-id=~,other=~ / follow++</text:p>
          </table:table-cell>
          <table:table-cell table:style-name="ce10" table:formula="of:=RIGHT([.B7];[.K7])" office:value-type="string" office:string-value="mp4">
            <text:p>mp4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7" office:value-type="string">
            <text:p>2023-07-02_20-45-04_000.jpg</text:p>
          </table:table-cell>
          <table:table-cell table:style-name="ce26" office:value-type="string">
            <text:p>:PHOTO 記録 / location=自室 / topic=アース：ゴキジェットプロ：ゴキブリ用、殺虫スプレー / for=~ / occasion=終了：使い切った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 / location=自室 / topic=アース：ゴキジェットプロ：ゴキブリ用、殺虫スプレー / for=~ / occasion=終了：使い切った,other=~">
            <text:p>:PHOTO 記録 / location=自室 / topic=アース：ゴキジェットプロ：ゴキブリ用、殺虫スプレー / for=~ / occasion=終了：使い切った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7-03_01-13-42_000.jpg</text:p>
          </table:table-cell>
          <table:table-cell table:style-name="ce26" office:value-type="string">
            <text:p>:PHOTO 記録 / 経過記録；作ったもの / food=焼酎漬け / material=ニンニク（２）：５；生姜（２）：５；大葉（２）：２；大葉（１）：３；ディル：３；；スペアミント：１０,liquor=麦焼酎：銀色のフタ：中瓶ml,time=~,container=silver-cap-small / type=~,other=作り置きする：混合。,occasion=飲み終わった。,id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 / 経過記録；作ったもの / food=焼酎漬け / material=ニンニク（２）：５；生姜（２）：５；大葉（２）：２；大葉（１）：３；ディル：３；；スペアミント：１０,liquor=麦焼酎：銀色のフタ：中瓶ml,time=~,container=silver-cap-small / type=~,other=作り置きする：混合。,occasion=飲み終わった。,id=~">
            <text:p>:PHOTO 記録 / 経過記録；作ったもの / food=焼酎漬け / material=ニンニク（２）：５；生姜（２）：５；大葉（２）：２；大葉（１）：３；ディル：３；；スペアミント：１０,liquor=麦焼酎：銀色のフタ：中瓶ml,time=~,container=silver-cap-small / type=~,other=作り置きする：混合。,occasion=飲み終わった。,id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7-03_02-09-43_000.jpg</text:p>
          </table:table-cell>
          <table:table-cell table:style-name="ce26" office:value-type="string">
            <text:p>:m :PHOTO 寝た時刻 / 2023 / オナニー、未了、duration=30m?時間ぐらい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:PHOTO 寝た時刻 / 2023 / オナニー、未了、duration=30m?時間ぐらい,other=~">
            <text:p>:m :PHOTO 寝た時刻 / 2023 / オナニー、未了、duration=30m?時間ぐらい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5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6]=&quot;&quot;;[.C18];CONCATENATE([.C18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10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03">2023/07/03</text:date>, <text:time>17:53:2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7-03T17:53:23.52</dc:date>
    <dc:creator>岩淵 謙</dc:creator>
    <meta:editing-duration>P57DT11H39M18S</meta:editing-duration>
    <meta:editing-cycles>19003</meta:editing-cycles>
    <meta:document-statistic meta:table-count="2" meta:cell-count="918" meta:object-count="0"/>
    <meta:user-defined meta:name="qrichtext">1</meta:user-defined>
  </office:meta>
</office:document-meta>
</file>